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360000029A100006E4C37A081B8513FC5AE.wmf" manifest:media-type="image/x-wmf"/>
  <manifest:file-entry manifest:full-path="Pictures/10000201000001930000042B1B7B76B6E31242D5.png" manifest:media-type="image/png"/>
  <manifest:file-entry manifest:full-path="Pictures/1003AE140000ABE100010124C18D8E9C2CE0D39F.wmf" manifest:media-type="image/x-wmf"/>
  <manifest:file-entry manifest:full-path="Pictures/10000201000002420000036103EEFF549CE499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2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marker-start="Line_20_Arrow" draw:fill="none" draw:textarea-vertical-align="middle" draw:color-mode="watermark" draw:luminance="0%" draw:contrast="0%" draw:gamma="2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08306b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8306b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4cm" svg:height="5.328cm" svg:x="1.408cm" svg:y="2.178cm">
          <draw:image xlink:href="Pictures/1003AE140000ABE100010124C18D8E9C2CE0D39F.wmf" xlink:type="simple" xlink:show="embed" xlink:actuate="onLoad">
            <text:p/>
          </draw:image>
          <draw:image xlink:href="Pictures/10000201000002420000036103EEFF549CE4995A.png" xlink:type="simple" xlink:show="embed" xlink:actuate="onLoad"/>
        </draw:frame>
        <draw:frame draw:style-name="gr2" draw:text-style-name="P1" draw:layer="layout" svg:width="2.417cm" svg:height="6.979cm" svg:x="3.375cm" svg:y="0.443cm">
          <draw:image xlink:href="Pictures/10001360000029A100006E4C37A081B8513FC5AE.wmf" xlink:type="simple" xlink:show="embed" xlink:actuate="onLoad">
            <text:p/>
          </draw:image>
          <draw:image xlink:href="Pictures/10000201000001930000042B1B7B76B6E31242D5.png" xlink:type="simple" xlink:show="embed" xlink:actuate="onLoad"/>
        </draw:frame>
        <draw:line draw:style-name="gr3" draw:text-style-name="P1" draw:layer="layout" svg:x1="4.572cm" svg:y1="0.435cm" svg:x2="4.572cm" svg:y2="7.42cm">
          <text:p/>
        </draw:line>
        <draw:line draw:style-name="gr3" draw:text-style-name="P1" draw:layer="layout" svg:x1="2.413cm" svg:y1="2.213cm" svg:x2="4.572cm" svg:y2="0.435cm">
          <text:p/>
        </draw:line>
        <draw:line draw:style-name="gr4" draw:text-style-name="P1" draw:layer="layout" svg:x1="4.572cm" svg:y1="7.42cm" svg:x2="2.413cm" svg:y2="2.213cm">
          <text:p/>
        </draw:line>
        <draw:frame draw:style-name="gr5" draw:text-style-name="P2" draw:layer="layout" svg:width="0.889cm" svg:height="0.962cm" svg:x="2.794cm" svg:y="4.499cm">
          <draw:text-box>
            <text:p><text:span text:style-name="T1">P</text:span></text:p>
          </draw:text-box>
        </draw:frame>
        <draw:frame draw:style-name="gr5" draw:text-style-name="P2" draw:layer="layout" svg:width="0.889cm" svg:height="0.962cm" svg:x="4.445cm" svg:y="3.41cm">
          <draw:text-box>
            <text:p><text:span text:style-name="T1">H</text:span></text:p>
          </draw:text-box>
        </draw:frame>
        <draw:frame draw:style-name="gr5" draw:text-style-name="P2" draw:layer="layout" svg:width="0.889cm" svg:height="0.962cm" svg:x="2.921cm" svg:y="0.762cm">
          <draw:text-box>
            <text:p><text:span text:style-name="T1">L</text:span></text:p>
          </draw:text-box>
        </draw:frame>
        <draw:frame draw:style-name="gr5" draw:text-style-name="P2" draw:layer="layout" svg:width="0.889cm" svg:height="0.962cm" svg:x="4.191cm" svg:y="7.366cm">
          <draw:text-box>
            <text:p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6T13:57:10.321929078</dc:date>
    <meta:editing-duration>PT5H7M53S</meta:editing-duration>
    <meta:editing-cycles>13</meta:editing-cycles>
    <meta:generator>LibreOffice/6.0.7.3$Linux_X86_64 LibreOffice_project/00m0$Build-3</meta:generator>
    <meta:document-statistic meta:object-count="9"/>
  </office:meta>
</office:document-meta>
</file>